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10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800000" fo:font-weight="bold" style:font-weight-asian="bold" style:font-weight-complex="60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000000" fo:font-weight="bold" style:font-weight-asian="bold" style:font-weight-complex="6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bold" style:font-weight-asian="bold" style:font-weight-complex="6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value-type" style:repeat-content="false" fo:background-color="transparent" fo:border="none" style:vertical-align="top"/>
      <style:paragraph-properties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python://for each='o in get_objects(objects, data)'" xlink:type="simple">Loop Campaign</text:a>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AMPAGNA</text:p>
          </table:table-cell>
          <table:table-cell table:style-name="ce7" office:value-type="string" calcext:value-type="string">
            <text:p><text:a xlink:href="python://'[%25s]%20%25s'%20%25%20(o.code,%20o.name)" xlink:type="simple">Code - Name</text:a></text:p>
          </table:table-cell>
          <table:table-cell table:style-name="Default"/>
          <table:table-cell table:style-name="ce20"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992"/>
        </table:table-row>
        <table:table-row table:style-name="ro1"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python://for each=&quot;mode, line in get_product_pack(o.product_ids, data)&quot;" xlink:type="simple">Loop campaign line</text:a>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<text:a xlink:href="python://if%20test=%22mode%20==%20'HEADER'%22" xlink:type="simple">header</text:a>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1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1" office:value-type="string" calcext:value-type="string">
            <text:p>Campagna</text:p>
          </table:table-cell>
          <table:table-cell table:style-name="ce21" office:value-type="string" calcext:value-type="string">
            <text:p>Ordine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==%20'HIDDEN'%22" xlink:type="simple">hidden</text:a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4" office:value-type="string" calcext:value-type="string">
            <text:p><text:a xlink:href="python://for%20each=%22field%20in%20line%22" xlink:type="simple">Loop field</text:a></text:p>
          </table:table-cell>
          <table:table-cell table:style-name="ce13"/>
          <table:table-cell table:style-name="ce19" office:value-type="string" calcext:value-type="string">
            <text:p><text:a xlink:href="python:///for" xlink:type="simple">End loop field</text:a></text:p>
          </table:table-cell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qty_ordered</text:p>
          </table:table-cell>
          <table:table-cell table:style-name="ce25"/>
          <table:table-cell table:number-columns-repeated="991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 table:number-columns-repeated="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not%20in%20('HEADER',%20'HIDDEN')%22" xlink:type="simple">data</text:a></text:p>
          </table:table-cell>
          <table:table-cell/>
          <table:table-cell table:style-name="ce14"/>
          <table:table-cell table:style-name="ce18" table:number-columns-repeated="2"/>
          <table:table-cell table:style-name="ce24"/>
          <table:table-cell/>
          <table:table-cell table:style-name="ce7"/>
          <table:table-cell table:number-columns-repeated="990"/>
        </table:table-row>
        <table:table-row table:style-name="ro5">
          <table:table-cell table:style-name="ce5" office:value-type="string" calcext:value-type="string">
            <text:p><text:a xlink:href="python://mode" xlink:type="simple">ID</text:a></text:p>
          </table:table-cell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5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3" table:number-columns-repeated="2"/>
          <table:table-cell table:number-columns-repeated="992"/>
        </table:table-row>
        <table:table-row table:style-name="ro3">
          <table:table-cell table:style-name="ce6" office:value-type="string" calcext:value-type="string">
            <text:p><text:a xlink:href="python:///if" xlink:type="simple">/data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1">
          <table:table-cell table:style-name="ce7" office:value-type="string" calcext:value-type="string">
            <text:p><text:a xlink:href="python:///for" xlink:type="simple">End loop campaign line</text:a>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5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1:13:57.8252483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8-01T11:28:21.028943372</dc:date>
    <meta:editing-duration>PT18H4M9S</meta:editing-duration>
    <meta:editing-cycles>280</meta:editing-cycles>
    <dc:creator>thebrush </dc:creator>
    <meta:document-statistic meta:table-count="1" meta:cell-count="29" meta:object-count="0"/>
  </office:meta>
</office:document-meta>
</file>